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padding="0in" fo:border="none"/>
    </style:style>
    <style:style style:name="P2" style:family="paragraph" style:parent-style-name="Heading_20_4">
      <style:paragraph-properties fo:padding="0in" fo:border="none"/>
      <style:text-properties officeooo:paragraph-rsid="000514dd"/>
    </style:style>
    <style:style style:name="P3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4" style:family="paragraph" style:parent-style-name="Text_20_body" style:list-style-name="L1">
      <style:paragraph-properties fo:margin-top="0in" fo:margin-bottom="0in" style:contextual-spacing="false" fo:padding="0in" fo:border="none"/>
      <style:text-properties officeooo:paragraph-rsid="000514dd"/>
    </style:style>
    <style:style style:name="P5" style:family="paragraph" style:parent-style-name="Text_20_body" style:list-style-name="L2">
      <style:paragraph-properties fo:padding="0in" fo:border="none"/>
    </style:style>
    <style:style style:name="P6" style:family="paragraph" style:parent-style-name="Text_20_body" style:list-style-name="L1">
      <style:paragraph-properties fo:margin-top="0in" fo:margin-bottom="0in" style:contextual-spacing="false" fo:padding="0in" fo:border="none"/>
      <style:text-properties fo:font-size="11.8000001907349pt" style:font-size-asian="11.8000001907349pt" style:font-size-complex="11.8000001907349pt"/>
    </style:style>
    <style:style style:name="P7" style:family="paragraph" style:parent-style-name="Text_20_body" style:list-style-name="L1">
      <style:paragraph-properties fo:padding="0in" fo:border="none"/>
      <style:text-properties fo:font-size="11.8000001907349pt" style:font-size-asian="11.8000001907349pt" style:font-size-complex="11.8000001907349pt"/>
    </style:style>
    <style:style style:name="P8" style:family="paragraph" style:parent-style-name="Text_20_body" style:list-style-name="L1">
      <style:paragraph-properties fo:padding="0in" fo:border="none"/>
      <style:text-properties fo:font-size="11.8000001907349pt" officeooo:paragraph-rsid="000514dd" style:font-size-asian="11.8000001907349pt" style:font-size-complex="11.8000001907349pt"/>
    </style:style>
    <style:style style:name="P9" style:family="paragraph" style:parent-style-name="Text_20_body">
      <style:paragraph-properties fo:padding="0in" fo:border="none"/>
      <style:text-properties fo:font-size="11.8000001907349pt" style:font-size-asian="11.8000001907349pt" style:font-size-complex="11.8000001907349pt"/>
    </style:style>
    <style:style style:name="P10" style:family="paragraph" style:parent-style-name="Text_20_body" style:list-style-name="L2">
      <style:paragraph-properties fo:margin-top="0in" fo:margin-bottom="0in" style:contextual-spacing="false" fo:padding="0in" fo:border="none"/>
      <style:text-properties fo:font-size="11.8000001907349pt" style:font-size-asian="11.8000001907349pt" style:font-size-complex="11.8000001907349pt"/>
    </style:style>
    <style:style style:name="P11" style:family="paragraph" style:parent-style-name="Text_20_body" style:list-style-name="L3">
      <style:paragraph-properties fo:margin-top="0in" fo:margin-bottom="0in" style:contextual-spacing="false" fo:padding="0in" fo:border="none"/>
      <style:text-properties fo:font-size="11.8000001907349pt" officeooo:paragraph-rsid="000514dd" style:font-size-asian="11.8000001907349pt" style:font-size-complex="11.8000001907349pt"/>
    </style:style>
    <style:style style:name="P12" style:family="paragraph" style:parent-style-name="Text_20_body">
      <style:paragraph-properties fo:padding="0in" fo:border="none"/>
      <style:text-properties fo:font-size="11.8000001907349pt" officeooo:paragraph-rsid="000514dd" style:font-size-asian="11.8000001907349pt" style:font-size-complex="11.8000001907349pt"/>
    </style:style>
    <style:style style:name="P13" style:family="paragraph" style:parent-style-name="Text_20_body">
      <style:paragraph-properties fo:padding="0in" fo:border="none"/>
      <style:text-properties fo:font-size="11.8000001907349pt" officeooo:rsid="000514dd" officeooo:paragraph-rsid="000514dd" style:font-size-asian="11.8000001907349pt" style:font-size-complex="11.8000001907349pt"/>
    </style:style>
    <style:style style:name="P14" style:family="paragraph" style:parent-style-name="Text_20_body">
      <style:paragraph-properties fo:padding="0in" fo:border="none"/>
      <style:text-properties fo:font-size="11.8000001907349pt" officeooo:rsid="00062d91" officeooo:paragraph-rsid="00062d91" style:font-size-asian="11.8000001907349pt" style:font-size-complex="11.8000001907349pt"/>
    </style:style>
    <style:style style:name="P15" style:family="paragraph" style:parent-style-name="Text_20_body" style:list-style-name="L3">
      <style:paragraph-properties fo:padding="0in" fo:border="none"/>
      <style:text-properties officeooo:paragraph-rsid="000514dd"/>
    </style:style>
    <style:style style:name="P16" style:family="paragraph" style:parent-style-name="Text_20_body">
      <style:paragraph-properties fo:padding="0in" fo:border="none"/>
      <style:text-properties officeooo:paragraph-rsid="00062d91"/>
    </style:style>
    <style:style style:name="P17" style:family="paragraph" style:parent-style-name="Text_20_body">
      <style:paragraph-properties fo:padding="0in" fo:border="none"/>
      <style:text-properties officeooo:rsid="00077cb5" officeooo:paragraph-rsid="00077cb5"/>
    </style:style>
    <style:style style:name="P18" style:family="paragraph" style:parent-style-name="Text_20_body">
      <style:paragraph-properties fo:padding="0in" fo:border="none"/>
      <style:text-properties officeooo:paragraph-rsid="00077cb5"/>
    </style:style>
    <style:style style:name="P19" style:family="paragraph" style:parent-style-name="Text_20_body">
      <style:paragraph-properties fo:padding="0in" fo:border="none"/>
      <style:text-properties officeooo:rsid="00094a1d" officeooo:paragraph-rsid="00094a1d"/>
    </style:style>
    <style:style style:name="T1" style:family="text">
      <style:text-properties fo:font-size="11.8000001907349pt" style:font-size-asian="11.8000001907349pt" style:font-size-complex="11.8000001907349pt"/>
    </style:style>
    <style:style style:name="T2" style:family="text">
      <style:text-properties fo:font-size="11.8000001907349pt" style:font-size-asian="11.8000001907349pt" style:font-size-complex="11.8000001907349pt" loext:padding="0in" loext:border="none"/>
    </style:style>
    <style:style style:name="T3" style:family="text">
      <style:text-properties fo:font-size="11.8000001907349pt" officeooo:rsid="00062d91" style:font-size-asian="11.8000001907349pt" style:font-size-complex="11.8000001907349pt"/>
    </style:style>
    <style:style style:name="T4" style:family="text">
      <style:text-properties fo:font-size="11.8000001907349pt" officeooo:rsid="00077cb5" style:font-size-asian="11.8000001907349pt" style:font-size-complex="11.8000001907349pt"/>
    </style:style>
    <style:style style:name="T5" style:family="text">
      <style:text-properties officeooo:rsid="00062d91"/>
    </style:style>
    <style:style style:name="T6" style:family="text">
      <style:text-properties officeooo:rsid="00077c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20029710" text:style-name="L1">
        <text:list-item>
          <text:p text:style-name="P6">Create a webpage with a 16x16 grid of square divs.</text:p>
          <text:list>
            <text:list-item>
              <text:p text:style-name="P6">Create the divs using JavaScript. Don’t try to create them by hand by copying and pasting them in your HTML file!</text:p>
            </text:list-item>
            <text:list-item>
              <text:p text:style-name="P6">It’s best to put your grid squares inside a “container” div. This div can be written in your HTML file.</text:p>
            </text:list-item>
            <text:list-item>
              <text:p text:style-name="P6">Use Flexbox to make the divs appear as a grid (versus just one on each line). Despite the name, do not be tempted to research or use CSS Grid, as it will be taught in a later lesson after the foundations path. This project is an opportunity specifically to practice Flexbox!</text:p>
            </text:list-item>
            <text:list-item>
              <text:p text:style-name="P6">Be careful with borders and margins, as they can adjust the size of the squares!</text:p>
            </text:list-item>
            <text:list-item>
              <text:p text:style-name="P6">“OMG, why isn’t my grid being created???”</text:p>
              <text:list>
                <text:list-item>
                  <text:p text:style-name="P6">Did you link your CSS stylesheet?</text:p>
                </text:list-item>
                <text:list-item>
                  <text:p text:style-name="P6">Open your browser’s developer tools.</text:p>
                </text:list-item>
                <text:list-item>
                  <text:p text:style-name="P6">Check if there are any errors in the JavaScript console.</text:p>
                </text:list-item>
                <text:list-item>
                  <text:p text:style-name="P6">Check your “elements” panel to see if the elements have actually shown up but are somehow hidden.</text:p>
                </text:list-item>
                <text:list-item>
                  <text:p text:style-name="P3"><text:span text:style-name="T1">Go willy-nilly and add </text:span><text:span text:style-name="Source_20_Text"><text:span text:style-name="T2">console.log</text:span></text:span><text:span text:style-name="T1"> statements in your JavaScript to see if it’s actually being loaded.</text:span></text:p>
                </text:list-item>
              </text:list>
            </text:list-item>
          </text:list>
        </text:list-item>
        <text:list-item>
          <text:p text:style-name="P6">Set up a “hover” effect so that the grid divs change color when your mouse passes over them, leaving a (pixelated) trail through your grid like a pen would.</text:p>
          <text:list>
            <text:list-item>
              <text:p text:style-name="P3"><text:span text:style-name="Strong_20_Emphasis"><text:span text:style-name="T2">Hint</text:span></text:span><text:span text:style-name="T1">: “Hovering” is what happens when your mouse enters a div and ends when your mouse leaves it. You can set up event listeners for either of those events as a starting point.</text:span></text:p>
            </text:list-item>
            <text:list-item>
              <text:p text:style-name="P6">There are multiple ways to change the color of the divs, including:</text:p>
              <text:list>
                <text:list-item>
                  <text:p text:style-name="P6">Adding a new class to the div.</text:p>
                </text:list-item>
                <text:list-item>
                  <text:p text:style-name="P6">Changing the div’s background color using JavaScript.</text:p>
                </text:list-item>
              </text:list>
            </text:list-item>
          </text:list>
        </text:list-item>
        <text:list-item>
          <text:p text:style-name="P3"><text:span text:style-name="T1">Add a button on the top of the screen that will send the user a popup asking for the number of squares per side for the new grid. Once entered, the existing grid should be </text:span><text:span text:style-name="Emphasis"><text:span text:style-name="T2">removed</text:span></text:span><text:span text:style-name="T1">, and a new grid should be generated </text:span><text:span text:style-name="Emphasis"><text:span text:style-name="T2">in the same total space as before</text:span></text:span><text:span text:style-name="T1"> (e.g., 960px wide) so that you’ve got a new sketch pad.</text:span></text:p>
          <text:list>
            <text:list-item>
              <text:p text:style-name="P3"><text:span text:style-name="Strong_20_Emphasis"><text:span text:style-name="T2">Tip</text:span></text:span><text:span text:style-name="T1">: Set the limit for the user input to a maximum of 100. A larger number of squares results in more computer resources being used, potentially causing delays, freezing, or crashing that we want to prevent.</text:span></text:p>
            </text:list-item>
            <text:list-item>
              <text:p text:style-name="P3"><text:span text:style-name="T1">Research </text:span><text:span text:style-name="Source_20_Text"><text:span text:style-name="T2">button</text:span></text:span><text:span text:style-name="T1"> tags in HTML and how you can make a JavaScript function run when one is clicked.</text:span></text:p>
            </text:list-item>
            <text:list-item>
              <text:p text:style-name="P3"><text:span text:style-name="T1">Also check out </text:span><text:span text:style-name="Source_20_Text"><text:span text:style-name="T2">prompt</text:span></text:span><text:span text:style-name="T1">s.</text:span></text:p>
            </text:list-item>
            <text:list-item>
              <text:p text:style-name="P3"><text:span text:style-name="T1">You should be able to enter </text:span><text:span text:style-name="Source_20_Text"><text:span text:style-name="T2">64</text:span></text:span><text:span text:style-name="T1"> and have a brand new 64x64 grid pop up without changing the total amount of pixels used.</text:span></text:p>
            </text:list-item>
          </text:list>
        </text:list-item>
        <text:list-item>
          <text:p text:style-name="P7">Push your project to GitHub!</text:p>
        </text:list-item>
      </text:list>
      <text:h text:style-name="P1" text:outline-level="4"><text:bookmark text:name="extra-credit"/><text:a xlink:type="simple" xlink:href="https://www.theodinproject.com/lessons/foundations-etch-a-sketch#extra-credit" text:style-name="Internet_20_link" text:visited-style-name="Visited_20_Internet_20_Link"><text:span text:style-name="T2">Extra credit</text:span></text:a></text:h>
      <text:p text:style-name="P9">Transform the behavior of a square when interacting with the mouse by introducing a series of modifications.</text:p>
      <text:list xml:id="list1714830171" text:style-name="L2">
        <text:list-item>
          <text:p text:style-name="P10">Rather than squares being the same color throughout the grid, randomize the squares’ RGB values with each interaction.</text:p>
        </text:list-item>
        <text:list-item>
          <text:p text:style-name="P10">Additionally, implement a progressive darkening effect where each interaction darkens the square by 10%. The goal is to achieve a fully black (or completely colored) square in only ten interactions.</text:p>
          <text:list>
            <text:list-item>
              <text:p text:style-name="P5"><text:span text:style-name="Strong_20_Emphasis"><text:span text:style-name="T2">Hint</text:span></text:span><text:span text:style-name="T1">: The opacity CSS property is useful here. To learn how to use it, check this </text:span><text:a xlink:type="simple" xlink:href="https://developer.mozilla.org/en-US/docs/Web/CSS/opacity" office:target-frame-name="_blank" xlink:show="new" text:style-name="Internet_20_link" text:visited-style-name="Visited_20_Internet_20_Link"><text:span text:style-name="T2">MDN docs article about the opacity CSS property</text:span></text:a><text:span text:style-name="T1">.</text:span></text:p>
            </text:list-item>
          </text:list>
        </text:list-item>
      </text:list>
      <text:p text:style-name="P12">You can choose to do either one or both of these challenges, it’s up to you.</text:p>
      <text:p text:style-name="P13"><text:soft-page-break/><text:span text:style-name="T5">- </text:span>Make one square div, always in the middle, that contains all the other divs.</text:p>
      <text:p text:style-name="P13"><text:span text:style-name="T5">- </text:span>create a flexbox that will always make these boxes squares, and will fill the box, not dependent on the amount</text:p>
      <text:p text:style-name="P14">- write some code that makes a span into the central div</text:p>
      <text:p text:style-name="P14">- write some css that will remove all borders of the <text:span text:style-name="T6">span</text:span>s</text:p>
      <text:p text:style-name="P12"><text:span text:style-name="T5">- </text:span>Create a<text:span text:style-name="T5"> loop that fills the flexbox with the amount a</text:span></text:p>
      <text:p text:style-name="P16"><text:span text:style-name="T3">- create a loop that loops that loop with amount a </text:span></text:p>
      <text:p text:style-name="P16"><text:span text:style-name="T3"/></text:p>
      <text:p text:style-name="P18"><text:span text:style-name="T3">-</text:span><text:span text:style-name="T4"> disable the whole loop, and go back to one div. add a hover effect to that div, so the opacity then moves to 100%</text:span></text:p>
      <text:p text:style-name="P17"><text:span text:style-name="T1">- create a textbox which does not accept any values higher than 100</text:span></text:p>
      <text:p text:style-name="P19"><text:span text:style-name="T1">- make the div appear when a button is pressed</text:span></text:p>
      <text:p text:style-name="P19"><text:span text:style-name="T1">- make the grid appear when the button is pressed</text:span></text:p>
      <text:p text:style-name="P19"><text:span text:style-name="T1">- let a = the value that has been typed in the textbox</text:span></text:p>
      <text:p text:style-name="P19"><text:span text:style-name="T1"/></text:p>
      <text:p text:style-name="P17"><text:span text:style-name="T1"/></text:p>
      <text:list xml:id="list204029831131323" text:continue-list="list3320029710" text:style-name="L1">
        <text:list-item>
          <text:p text:style-name="P4"><text:span text:style-name="T1">Add a button on the top of the screen that will send the user a popup asking for the number of squares per side for the new grid. Once entered, the existing grid should be </text:span><text:span text:style-name="Emphasis"><text:span text:style-name="T2">removed</text:span></text:span><text:span text:style-name="T1">, and a new grid should be generated </text:span><text:span text:style-name="Emphasis"><text:span text:style-name="T2">in the same total space as before</text:span></text:span><text:span text:style-name="T1"> (e.g., 960px wide) so that you’ve got a new sketch pad.</text:span></text:p>
          <text:list>
            <text:list-item>
              <text:p text:style-name="P4"><text:span text:style-name="Strong_20_Emphasis"><text:span text:style-name="T2">Tip</text:span></text:span><text:span text:style-name="T1">: Set the limit for the user input to a maximum of 100. A larger number of squares results in more computer resources being used, potentially causing delays, freezing, or crashing that we want to prevent.</text:span></text:p>
            </text:list-item>
            <text:list-item>
              <text:p text:style-name="P4"><text:span text:style-name="T1">Research </text:span><text:span text:style-name="Source_20_Text"><text:span text:style-name="T2">button</text:span></text:span><text:span text:style-name="T1"> tags in HTML and how you can make a JavaScript function run when one is clicked.</text:span></text:p>
            </text:list-item>
            <text:list-item>
              <text:p text:style-name="P4"><text:span text:style-name="T1">Also check out </text:span><text:span text:style-name="Source_20_Text"><text:span text:style-name="T2">prompt</text:span></text:span><text:span text:style-name="T1">s.</text:span></text:p>
            </text:list-item>
            <text:list-item>
              <text:p text:style-name="P4"><text:span text:style-name="T1">You should be able to enter </text:span><text:span text:style-name="Source_20_Text"><text:span text:style-name="T2">64</text:span></text:span><text:span text:style-name="T1"> and have a brand new 64x64 grid pop up without changing the total amount of pixels used.</text:span></text:p>
            </text:list-item>
          </text:list>
        </text:list-item>
        <text:list-item>
          <text:p text:style-name="P8">Push your project to GitHub!</text:p>
        </text:list-item>
      </text:list>
      <text:h text:style-name="P2" text:outline-level="4"><text:bookmark text:name="extra-credit1"/><text:a xlink:type="simple" xlink:href="https://www.theodinproject.com/lessons/foundations-etch-a-sketch#extra-credit" text:style-name="Internet_20_link" text:visited-style-name="Visited_20_Internet_20_Link"><text:span text:style-name="T2">Extra credit</text:span></text:a></text:h>
      <text:p text:style-name="P12">Transform the behavior of a square when interacting with the mouse by introducing a series of modifications.</text:p>
      <text:list xml:id="list4030922611" text:style-name="L3">
        <text:list-item>
          <text:p text:style-name="P11">Rather than squares being the same color throughout the grid, randomize the squares’ RGB values with each interaction.</text:p>
        </text:list-item>
        <text:list-item>
          <text:p text:style-name="P11">Additionally, implement a progressive darkening effect where each interaction darkens the square by 10%. The goal is to achieve a fully black (or completely colored) square in only ten interactions.</text:p>
          <text:list>
            <text:list-item>
              <text:p text:style-name="P15"><text:span text:style-name="Strong_20_Emphasis"><text:span text:style-name="T2">Hint</text:span></text:span><text:span text:style-name="T1">: The opacity CSS property is useful here. To learn how to use it, check this </text:span><text:a xlink:type="simple" xlink:href="https://developer.mozilla.org/en-US/docs/Web/CSS/opacity" office:target-frame-name="_blank" xlink:show="new" text:style-name="Internet_20_link" text:visited-style-name="Visited_20_Internet_20_Link"><text:span text:style-name="T2">MDN docs article about the opacity CSS property</text:span></text:a><text:span text:style-name="T1">.</text:span></text:p>
            </text:list-item>
          </text:list>
        </text:list-item>
      </text:list>
      <text:p text:style-name="P12">You can choose to do either one or both of these challenges, it’s up to yo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2602in" fo:margin-right="0.257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0:15:19.528849292</meta:creation-date>
    <dc:date>2024-09-15T20:39:31.892970240</dc:date>
    <meta:editing-duration>PT23M4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964" meta:character-count="5093" meta:non-whitespace-character-count="4213"/>
  </office:meta>
</office:document-meta>
</file>